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2fbba" officeooo:paragraph-rsid="0012fbb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1539" officeooo:paragraph-rsid="001a1539" style:font-size-asian="10.5pt" style:font-weight-asian="normal" style:font-size-complex="12pt" style:font-weight-complex="normal"/>
    </style:style>
    <style:style style:name="P4" style:family="paragraph" style:parent-style-name="Standard">
      <style:paragraph-properties fo:text-align="justify" style:justify-single-word="false">
        <style:tab-stops>
          <style:tab-stop style:position="8.387cm"/>
        </style:tab-stops>
      </style:paragraph-properties>
      <style:text-properties fo:font-size="12pt" style:text-underline-style="none" fo:font-weight="normal" officeooo:rsid="001f1509" officeooo:paragraph-rsid="001f150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95bc7" officeooo:paragraph-rsid="0020752c"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7aabd" officeooo:paragraph-rsid="0007aab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paragraph-rsid="0024f97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32d08a" officeooo:paragraph-rsid="0024f97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a8dc2" officeooo:paragraph-rsid="001b1cdd"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d726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32d08a" officeooo:paragraph-rsid="0024f97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paragraph-rsid="0024f971"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34ed6c" officeooo:paragraph-rsid="0024f97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10a36e" officeooo:paragraph-rsid="0024f97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bold" officeooo:rsid="0032d08a" officeooo:paragraph-rsid="0024f971" style:font-size-asian="10.5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font-size="12pt" fo:font-style="normal" style:text-underline-style="none" fo:font-weight="bold" officeooo:paragraph-rsid="0024f971"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6pt" style:text-underline-style="none" fo:font-weight="bold" officeooo:rsid="0007aabd" officeooo:paragraph-rsid="000fd0c2"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font-size="16pt" style:text-underline-style="none" fo:font-weight="bold" officeooo:rsid="00107646" officeooo:paragraph-rsid="00107646"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style:text-underline-style="none" fo:font-weight="bold" officeooo:rsid="001f1509" officeooo:paragraph-rsid="001f1509"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style:text-underline-style="none" fo:font-weight="bold" officeooo:rsid="001e03f5" officeooo:paragraph-rsid="0007260b" style:font-size-asian="14pt" style:font-weight-asian="bold" style:font-size-complex="16pt" style:font-weight-complex="bold"/>
    </style:style>
    <style:style style:name="P21"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P22" style:family="paragraph" style:parent-style-name="Standard">
      <style:paragraph-properties fo:text-align="justify" style:justify-single-word="false"/>
      <style:text-properties fo:font-size="16pt" style:text-underline-style="none" fo:font-weight="bold" officeooo:rsid="001a8dc2" officeooo:paragraph-rsid="001a8dc2" style:font-size-asian="14pt" style:font-weight-asian="bold" style:font-size-complex="16pt" style:font-weight-complex="bold"/>
    </style:style>
    <style:style style:name="P23" style:family="paragraph" style:parent-style-name="Standard">
      <style:paragraph-properties fo:text-align="justify" style:justify-single-word="false"/>
      <style:text-properties fo:font-size="16pt" style:text-underline-style="none" fo:font-weight="normal" officeooo:rsid="001a8dc2" officeooo:paragraph-rsid="001a8dc2"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25" style:family="paragraph" style:parent-style-name="Standard">
      <style:paragraph-properties fo:text-align="justify" style:justify-single-word="false"/>
      <style:text-properties fo:font-size="16pt" fo:font-weight="bold" officeooo:paragraph-rsid="0024f971" style:font-size-asian="14pt" style:font-weight-asian="bold" style:font-size-complex="16pt" style:font-weight-complex="bold"/>
    </style:style>
    <style:style style:name="P26" style:family="paragraph" style:parent-style-name="Standard">
      <style:paragraph-properties fo:text-align="justify" style:justify-single-word="false"/>
      <style:text-properties officeooo:paragraph-rsid="0007aabd"/>
    </style:style>
    <style:style style:name="P27" style:family="paragraph" style:parent-style-name="Standard">
      <style:paragraph-properties fo:text-align="justify" style:justify-single-word="false"/>
      <style:text-properties officeooo:paragraph-rsid="0024f971"/>
    </style:style>
    <style:style style:name="P28" style:family="paragraph" style:parent-style-name="Standard" style:list-style-name="L1">
      <style:paragraph-properties fo:text-align="justify" style:justify-single-word="false"/>
      <style:text-properties fo:font-size="12pt" fo:font-style="italic" style:text-underline-style="none" fo:font-weight="normal" officeooo:rsid="0012ecf0" officeooo:paragraph-rsid="001f90f3"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79d8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1f1509" officeooo:paragraph-rsid="00287793" style:font-size-asian="10.5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officeooo:paragraph-rsid="001f90f3"/>
    </style:style>
    <style:style style:name="P32" style:family="paragraph" style:parent-style-name="Standard">
      <style:paragraph-properties fo:text-align="justify" style:justify-single-word="false"/>
      <style:text-properties fo:font-size="16pt" style:text-underline-style="none" fo:font-weight="bold" officeooo:rsid="001f1509" officeooo:paragraph-rsid="00287793" style:font-size-asian="16pt" style:font-weight-asian="bold" style:font-size-complex="16pt" style:font-weight-complex="bol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3f5" style:font-size-asian="10.5pt" style:font-weight-asian="normal" style:font-size-complex="12pt" style:font-weight-complex="normal"/>
    </style:style>
    <style:style style:name="T3" style:family="text">
      <style:text-properties fo:font-size="12pt" style:text-underline-style="none" fo:font-weight="normal" officeooo:rsid="0007260b" style:font-size-asian="10.5pt" style:font-weight-asian="normal" style:font-size-complex="12pt" style:font-weight-complex="normal"/>
    </style:style>
    <style:style style:name="T4" style:family="text">
      <style:text-properties fo:font-size="12pt" style:text-underline-style="none" fo:font-weight="normal" officeooo:rsid="0007aabd" style:font-size-asian="10.5pt" style:font-weight-asian="normal" style:font-size-complex="12pt" style:font-weight-complex="normal"/>
    </style:style>
    <style:style style:name="T5" style:family="text">
      <style:text-properties fo:font-size="12pt" style:text-underline-style="none" fo:font-weight="normal" officeooo:rsid="0009a790" style:font-size-asian="10.5pt" style:font-weight-asian="normal" style:font-size-complex="12pt" style:font-weight-complex="normal"/>
    </style:style>
    <style:style style:name="T6" style:family="text">
      <style:text-properties fo:font-size="12pt" style:text-underline-style="none" fo:font-weight="normal" officeooo:rsid="00107646" style:font-size-asian="10.5pt" style:font-weight-asian="normal" style:font-size-complex="12pt" style:font-weight-complex="normal"/>
    </style:style>
    <style:style style:name="T7" style:family="text">
      <style:text-properties fo:font-size="12pt" style:text-underline-style="none" fo:font-weight="normal" officeooo:rsid="0012ecf0" style:font-size-asian="10.5pt" style:font-weight-asian="normal" style:font-size-complex="12pt" style:font-weight-complex="normal"/>
    </style:style>
    <style:style style:name="T8" style:family="text">
      <style:text-properties fo:font-size="12pt" style:text-underline-style="none" fo:font-weight="normal" officeooo:rsid="0012fbba" style:font-size-asian="10.5pt" style:font-weight-asian="normal" style:font-size-complex="12pt" style:font-weight-complex="normal"/>
    </style:style>
    <style:style style:name="T9" style:family="text">
      <style:text-properties fo:font-size="12pt" style:text-underline-style="none" fo:font-weight="normal" officeooo:rsid="001c4780" style:font-size-asian="10.5pt" style:font-weight-asian="normal" style:font-size-complex="12pt" style:font-weight-complex="normal"/>
    </style:style>
    <style:style style:name="T10" style:family="text">
      <style:text-properties fo:font-size="12pt" style:text-underline-style="none" fo:font-weight="normal" officeooo:rsid="001d7267" style:font-size-asian="10.5pt" style:font-weight-asian="normal" style:font-size-complex="12pt" style:font-weight-complex="normal"/>
    </style:style>
    <style:style style:name="T11" style:family="text">
      <style:text-properties fo:font-size="12pt" fo:font-style="italic" style:text-underline-style="none" fo:font-weight="normal" officeooo:rsid="0012ecf0" style:font-size-asian="10.5pt" style:font-style-asian="italic" style:font-weight-asian="normal" style:font-size-complex="12pt" style:font-style-complex="italic" style:font-weight-complex="normal"/>
    </style:style>
    <style:style style:name="T12" style:family="text">
      <style:text-properties fo:font-size="12pt" fo:font-style="italic" style:text-underline-style="none" fo:font-weight="normal" officeooo:rsid="0012fbba" style:font-size-asian="10.5pt" style:font-style-asian="italic" style:font-weight-asian="normal" style:font-size-complex="12pt" style:font-style-complex="italic" style:font-weight-complex="normal"/>
    </style:style>
    <style:style style:name="T13"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1d782"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2fbba"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d7267" style:font-size-asian="10.5pt" style:font-style-asian="normal" style:font-weight-asian="normal" style:font-size-complex="12pt" style:font-style-complex="normal" style:font-weight-complex="normal"/>
    </style:style>
    <style:style style:name="T18" style:family="text">
      <style:text-properties fo:font-size="12pt" fo:font-weight="normal" officeooo:rsid="001f90f3" style:font-size-asian="10.5pt" style:font-weight-asian="normal" style:font-size-complex="12pt" style:font-weight-complex="normal"/>
    </style:style>
    <style:style style:name="T19" style:family="text">
      <style:text-properties fo:font-size="12pt" fo:font-weight="normal" officeooo:rsid="0020752c" style:font-size-asian="10.5pt" style:font-weight-asian="normal" style:font-size-complex="12pt" style:font-weight-complex="normal"/>
    </style:style>
    <style:style style:name="T20" style:family="text">
      <style:text-properties fo:font-style="normal" style:text-underline-style="none" officeooo:rsid="00127601" style:font-style-asian="normal" style:font-style-complex="normal"/>
    </style:style>
    <style:style style:name="T21" style:family="text">
      <style:text-properties fo:font-style="normal" style:text-underline-style="none" officeooo:rsid="00149411" style:font-style-asian="normal" style:font-style-complex="normal"/>
    </style:style>
    <style:style style:name="T22" style:family="text">
      <style:text-properties fo:font-style="normal" style:text-underline-style="none" officeooo:rsid="00158089" style:font-style-asian="normal" style:font-style-complex="normal"/>
    </style:style>
    <style:style style:name="T23" style:family="text">
      <style:text-properties fo:font-style="normal" style:text-underline-style="none" officeooo:rsid="0015dfd4" style:font-style-asian="normal" style:font-style-complex="normal"/>
    </style:style>
    <style:style style:name="T24" style:family="text">
      <style:text-properties fo:font-style="normal" style:text-underline-style="none" officeooo:rsid="00179d8a" style:font-style-asian="normal" style:font-style-complex="normal"/>
    </style:style>
    <style:style style:name="T25" style:family="text">
      <style:text-properties fo:font-style="normal" style:text-underline-style="none" officeooo:rsid="001d7267" style:font-style-asian="normal" style:font-style-complex="normal"/>
    </style:style>
    <style:style style:name="T26" style:family="text">
      <style:text-properties fo:font-style="normal" style:text-underline-style="none" officeooo:rsid="001f1509"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36d4f2" style:font-style-asian="normal" style:font-style-complex="normal"/>
    </style:style>
    <style:style style:name="T29" style:family="text">
      <style:text-properties fo:font-style="normal" officeooo:rsid="000c1abd" style:font-style-asian="normal" style:font-style-complex="normal"/>
    </style:style>
    <style:style style:name="T30" style:family="text">
      <style:text-properties fo:font-style="normal" officeooo:rsid="000df7f8" style:font-style-asian="normal" style:font-style-complex="normal"/>
    </style:style>
    <style:style style:name="T31" style:family="text">
      <style:text-properties fo:font-style="normal" officeooo:rsid="000eb15a" style:font-style-asian="normal" style:font-style-complex="normal"/>
    </style:style>
    <style:style style:name="T32" style:family="text">
      <style:text-properties fo:font-style="normal" officeooo:rsid="001109a8" style:font-style-asian="normal" style:font-style-complex="normal"/>
    </style:style>
    <style:style style:name="T33" style:family="text">
      <style:text-properties fo:font-style="normal" officeooo:rsid="0010a36e" style:font-style-asian="normal" style:font-style-complex="normal"/>
    </style:style>
    <style:style style:name="T34" style:family="text">
      <style:text-properties fo:font-style="normal" officeooo:rsid="0034ed6c" style:font-style-asian="normal" style:font-style-complex="normal"/>
    </style:style>
    <style:style style:name="T35" style:family="text">
      <style:text-properties fo:font-style="normal" officeooo:rsid="0014ac27" style:font-style-asian="normal" style:font-style-complex="normal"/>
    </style:style>
    <style:style style:name="T36" style:family="text">
      <style:text-properties fo:font-style="normal" officeooo:rsid="00182510" style:font-style-asian="normal" style:font-style-complex="normal"/>
    </style:style>
    <style:style style:name="T37" style:family="text">
      <style:text-properties fo:font-style="normal" officeooo:rsid="00287793"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officeooo:rsid="00107646"/>
    </style:style>
    <style:style style:name="T40" style:family="text">
      <style:text-properties officeooo:rsid="001a1539"/>
    </style:style>
    <style:style style:name="T41" style:family="text">
      <style:text-properties officeooo:rsid="001a8dc2"/>
    </style:style>
    <style:style style:name="T42" style:family="text">
      <style:text-properties officeooo:rsid="001b1cdd"/>
    </style:style>
    <style:style style:name="T43" style:family="text">
      <style:text-properties fo:font-style="italic" style:font-style-asian="italic" style:font-style-complex="italic"/>
    </style:style>
    <style:style style:name="T44" style:family="text">
      <style:text-properties fo:font-style="italic" officeooo:rsid="00287793" style:font-style-asian="italic" style:font-style-complex="italic"/>
    </style:style>
    <style:style style:name="T45" style:family="text">
      <style:text-properties officeooo:rsid="001c4780"/>
    </style:style>
    <style:style style:name="T46" style:family="text">
      <style:text-properties officeooo:rsid="0020752c"/>
    </style:style>
    <style:style style:name="T47" style:family="text">
      <style:text-properties fo:font-weight="bold" style:font-weight-asian="bold" style:font-weight-complex="bold"/>
    </style:style>
    <style:style style:name="T48" style:family="text">
      <style:text-properties fo:font-weight="bold" officeooo:rsid="0037edca" style:font-weight-asian="bold" style:font-weight-complex="bold"/>
    </style:style>
    <style:style style:name="T49" style:family="text">
      <style:text-properties fo:font-size="11pt" style:font-size-asian="11pt" style:font-size-complex="11pt"/>
    </style:style>
    <style:style style:name="T50" style:family="text">
      <style:text-properties officeooo:rsid="000a4590"/>
    </style:style>
    <style:style style:name="T51" style:family="text">
      <style:text-properties officeooo:rsid="00166f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sumen:</text:p>
      <text:p text:style-name="P23"/>
      <text:p text:style-name="P9"><text:span text:style-name="T42"><text:tab/>Se c</text:span>onside<text:span text:style-name="T42">ra</text:span> una empresa que se dedica a la publicidad dinámica, y que gestiona vallas electrónicas, de manera que en una valla puede mostrar imágenes y cobrar por el servicio. <text:span text:style-name="T42">Se propone</text:span> desarroll<text:span text:style-name="T42">ar</text:span> un prototipo en <text:span text:style-name="T42">d</text:span>el sistema de gestión de la vallas<text:span text:style-name="T42">. </text:span>La empresa dispone de dos vallas publicitarias idénticas, y su negocio consiste en cobrar por mostrar en ellas imágenes que le suministran los clientes. El sistema se compone de tres módulos: el módulo de subastas, el módulo de control de vallas y el módulo de administración. <text:span text:style-name="T42"><text:s/>El subastador se encargará de sacar a subasta un tiempo el cliente que gane la subasta podrá mostrar su imagen durante el tiempo adquirido. El gestor de vallas extraerá de la cola la imagen correspondiente y la mostrará. El administrador permitirá acceder a los estadísticos e históricos del sistemas y será el encargado de cerrar la subasta y hacer que se muestren todos los anuncios pendientes.</text:span></text:p>
      <text:p text:style-name="P23"/>
      <text:p text:style-name="P27"/>
      <text:p text:style-name="P27"/>
      <text:p text:style-name="P25">Diseño Subastador</text:p>
      <text:p text:style-name="P7"/>
      <text:p text:style-name="P7"><text:tab/>Para una mayor comprensión del funcionamiento del subastador, se procede a explicar las posibles trazas y cerrar así algunos puntos abiertos. Para ello, se presenta un pequeño glosario aclarativo:</text:p>
      <text:p text:style-name="P7"><text:tab/></text:p>
      <text:p text:style-name="P7"><text:tab/><text:span text:style-name="T47">TUV</text:span><text:span text:style-name="T49">(tiempo de utilización de una valla)</text:span>: es el tiempo en segundos que se mostrará un anuncio.</text:p>
      <text:p text:style-name="P7"><text:span text:style-name="T47"><text:tab/>Subasta</text:span>: secuencia de sucesos desde que se notifica un TUV hasta el siguiente.</text:p>
      <text:p text:style-name="P7"><text:tab/><text:span text:style-name="T47">Subastador</text:span>: proceso que simula <text:span text:style-name="T50">diversas </text:span>subastas <text:span text:style-name="T50">consecutivas.</text:span></text:p>
      <text:p text:style-name="P7"><text:tab/><text:span text:style-name="T47">Entrar en la sala</text:span>: momento en el que un <text:span text:style-name="T50">pujador</text:span> se conecta al subastador.</text:p>
      <text:p text:style-name="P7"><text:tab/><text:span text:style-name="T47">Abandonar sala</text:span>: momento en el que un <text:span text:style-name="T50">pujador</text:span> se desconecta del subastador.</text:p>
      <text:p text:style-name="P7"><text:tab/><text:span text:style-name="T47">En la sala</text:span>: <text:span text:style-name="T50">pujador</text:span> que está conectado al subastador.</text:p>
      <text:p text:style-name="P7"><text:tab/><text:span text:style-name="T47">Salir a subasta</text:span>: notificar a pujadores <text:span text:style-name="T50">comienza una subasta </text:span>por un TUV. </text:p>
      <text:p text:style-name="P7"><text:tab/><text:span text:style-name="T47">Generar TUV</text:span>: determina el próximo TUV que saldrá a subasta.</text:p>
      <text:p text:style-name="P7"><text:span text:style-name="T27"><text:tab/></text:span><text:span text:style-name="T38">Precio de salida</text:span><text:span text:style-name="T27">: precio inicial en unidades monetarias por un TUV generado.</text:span></text:p>
      <text:p text:style-name="P7"><text:span text:style-name="T38"><text:tab/>Pujador</text:span><text:span text:style-name="T27"> </text:span><text:span text:style-name="T38">interesado</text:span><text:span text:style-name="T27">: pujador que desea seguir recibiendo mensajes de la subasta actual</text:span></text:p>
      <text:p text:style-name="P7"><text:tab/><text:span text:style-name="T47">Aceptar</text:span>: el cliente <text:span text:style-name="T50">se compromete a pagar</text:span> el precio fijado por el subastador.</text:p>
      <text:p text:style-name="P7"><text:tab/><text:span text:style-name="T47">Pasar</text:span>: el cliente no acepta el precio fijado por el subastador.</text:p>
      <text:p text:style-name="P7"><text:tab/><text:span text:style-name="T47">Salir</text:span> <text:span text:style-name="T47">de</text:span> <text:span text:style-name="T47">la</text:span> <text:span text:style-name="T47">puja</text:span>: el cliente desea ignorar próximas referencias <text:span text:style-name="T50">de</text:span> la subasta actual.</text:p>
      <text:p text:style-name="P7"><text:tab/><text:span text:style-name="T47">Salir</text:span> <text:span text:style-name="T47">de</text:span> <text:span text:style-name="T47">Subastas</text:span>: el cliente abandonará la sala.</text:p>
      <text:p text:style-name="P7"><text:tab/><text:span text:style-name="T47">Ganador</text:span> <text:span text:style-name="T47">puja</text:span>: primer cliente que aceptó el último precio fijado por subastador.</text:p>
      <text:p text:style-name="P7"/>
      <text:p text:style-name="P7"><text:tab/>Un <text:span text:style-name="T43">tiempo de utilización de una valla (TUV ) </text:span><text:span text:style-name="T27">sale a </text:span><text:span text:style-name="T43">subasta</text:span><text:span text:style-name="T27"> en caso de que exista al menos un cliente en la sala. La ausencia de clientes no implica que el módulo de subastador esté finalizado, simplemente no genera nuevos </text:span><text:span text:style-name="T43">TUV</text:span><text:span text:style-name="T27">. Una vez que dicho tiempo de utilización ha salido a subasta, a cada cliente conectado se le envía un mensaje con el </text:span><text:span text:style-name="T43">precio de salida</text:span><text:span text:style-name="T27"> y el </text:span><text:span text:style-name="T43">TUV</text:span><text:span text:style-name="T27">. Ante este mensaje, cada cliente puede contestar con 4 opciones:</text:span><text:span text:style-name="T43"> Acepto, Paso, Salir de la puja, Salir de subastas.</text:span><text:span text:style-name="T27"> Salir de la puja no implica la desconexión del cliente, se mantendrá en espera a que salga una nueva subasta.</text:span></text:p>
      <text:p text:style-name="P12"><text:tab/></text:p>
      <text:p text:style-name="P7"><text:span text:style-name="T27"><text:tab/>En caso de que el cliente haya aceptado o pasado, el subastador reenvía a todos los pujadores interesados un mensaje un nuevo precio por el </text:span><text:span text:style-name="T43">TUV</text:span><text:span text:style-name="T27"> actual. Si un cliente ha tardado mucho tiempo en contestar, se le considerará como pujador no interesado y deberá esperar una nueva subasta. Este proceso se repite reiteradas veces hasta que no haya ningún pujador que acepte un nuevo precio, en cuyo caso, el ganador de la puja tendrá derecho a hacer uso de la valla si se ha alcanzado un mínimo de unidades monetarias preestablecidas por el subastador. Cuando el ganador <text:s/></text:span><text:soft-page-break/><text:span text:style-name="T27">de la puja ha superado el mínimo preestablecido, deberá enviar una URL de una imagen válida para poder continuar con el proceso de subastas. Si un ganador ha abandonado la subasta actual por cualquier motivo, este pierde su derecho de uso y se considerará como subasta perdida, por lo que nadie podrá reclamar el </text:span><text:span text:style-name="T43">TUV </text:span><text:span text:style-name="T27">subastado como suyo.</text:span></text:p>
      <text:p text:style-name="P12"/>
      <text:p text:style-name="P7"><text:span text:style-name="T27"><text:tab/>Al comienzo de cada subasta por un </text:span><text:span text:style-name="T43">TUV, </text:span><text:span text:style-name="T27">el subastador esperará un cierto tiempo de cortesía para que otros insertados puedan conectarse, dado que si la subasta ya está en curso, los clientes que se conecten no tendrán derecho a pujar y deberán esperar a que comience una nueva subasta.</text:span></text:p>
      <text:p text:style-name="P12">El subastador está siempre abierto y disponible, por lo que no requiere de reconexión entre subastas, basta con esperar a que salga la nueva subasta.</text:p>
      <text:p text:style-name="P16"/>
      <text:p text:style-name="P15"><text:tab/>Detalles de implementación:</text:p>
      <text:p text:style-name="P15"/>
      <text:p text:style-name="P8"><text:span text:style-name="T27"><text:tab/></text:span><text:span text:style-name="T28">Con objeto de reemitir el mismo mensaje a todos los pujadores sobre el estado actual de la subasta y mantener </text:span><text:span text:style-name="T29">así </text:span><text:span text:style-name="T28">la sincronía entre pujador y subastador sin </text:span><text:span text:style-name="T29">la necesidad de que</text:span><text:span text:style-name="T28"> todos los clientes hayan contestado, </text:span><text:span text:style-name="T29">todos los procesos que se comunican con los clientes </text:span><text:span text:style-name="T30">se quedan a la espera de enviar el estado actual de la puja hasta que un proceso secundario los despierte tras un tiempo determinado. </text:span><text:span text:style-name="T31">Para mantener un control de los mensajes de los clientes y evitar confusión, todos los mensajes referentes a las subastas van numerados entre 1 a 2³¹ </text:span><text:span text:style-name="T32">aproximadamente.</text:span><text:span text:style-name="T31"> El mensaje “0” queda reservado para </text:span><text:span text:style-name="T33">avisar a los clientes de la finalización del servicio para con ellos.</text:span></text:p>
      <text:p text:style-name="P14"/>
      <text:p text:style-name="P8"><text:span text:style-name="T33"><text:tab/></text:span><text:span text:style-name="T32">La concurrencia de los procesos con los que los clientes se comunican, está coordinada a través de un monitor que alberga el estado en los instantes T y T-1 de la subasta actual. Dicho monitor incorpora, además de las funciones para modificar la información de la subasta, funciones para dar permisos de envío de mensajes, control de número de clientes en sala, control del número de mensajes de la subasta, <text:s/>generar TUV’s y la finalización ordenada del servicio, dando con esto último la coordinación de este proceso con el proceso administrador para finalizar el sistema completo. </text:span></text:p>
      <text:p text:style-name="P13"/>
      <text:p text:style-name="P8"><text:span text:style-name="T34"><text:tab/></text:span><text:span text:style-name="T35">Dentro de la medida de lo posible, se ha implementado un proceso subastador robusto ante fallos, como el abandono por desconexión inesperada de clientes</text:span><text:span text:style-name="T36">. </text:span></text:p>
      <text:p text:style-name="P13"><text:tab/></text:p>
      <text:p text:style-name="P11"><text:span text:style-name="T48"><text:tab/></text:span><text:span text:style-name="T51">Cuando se determina un ganador de la puja con derecho de uso de la valla y este pujador envía una URL válida, se encola el anuncio generador con tal URL en el monitor del gestor de la valla para su futuro tratamiento (Ver diseño gestor valla).</text:span></text:p>
      <text:p text:style-name="P11"/>
      <text:p text:style-name="P11"/>
      <text:p text:style-name="P23"/>
      <text:p text:style-name="P21">Diseño cliente:</text:p>
      <text:p text:style-name="P21"/>
      <text:p text:style-name="P21"><text:tab/><text:span text:style-name="T18">Este proceso es el encargado de </text:span><text:span text:style-name="T19">facilitar la</text:span><text:span text:style-name="T18"> comunicación entre el cliente interesado en poner un anuncio y el subastador.</text:span></text:p>
      <text:p text:style-name="P5"><text:tab/></text:p>
      <text:p text:style-name="P5"><text:tab/>En primer lugar, el cliente se conecta a una dirección y puerto dispuestos por el usuario, quien también podrá decidir si <text:span text:style-name="T46">la puja se va a realizar</text:span> de forma manual o automática. Una vez ha conectado con el servidor <text:span text:style-name="T46">esperará</text:span> a que comience una nueva <text:span text:style-name="T46">subasta, momento en el que el cliente</text:span> será informado del tiempo subastado y el precio inicial. </text:p>
      <text:p text:style-name="P5"><text:tab/></text:p>
      <text:p text:style-name="P5"><text:tab/>Para pujar <text:span text:style-name="T41">tendrá distintas opciones</text:span>: <text:span text:style-name="T43">aceptar</text:span> la puja actual (“a”), <text:span text:style-name="T43">pasar</text:span> (“p”), <text:span text:style-name="T43">salir de la subasta en curso</text:span> y esperar a que comience una nueva (“s<text:span text:style-name="T46">p</text:span>”) o <text:span text:style-name="T43">no participar en más subastas</text:span> y salir del servidor (“ss”). En el caso de no responder a <text:span text:style-name="T46">alguna de las ofertas lanzadas por el subastador, el </text:span><text:soft-page-break/><text:span text:style-name="T46">cliente</text:span> <text:span text:style-name="T41">deberá</text:span> esperar a que comience una nueva subasta para poder pujar de nuevo. <text:span text:style-name="T46">Finalizada la subasta en curso</text:span> si el cliente resulta ganador ten<text:span text:style-name="T40">drá que facilitar al subastador una dirección URL válida de la imagen que quiere mostrar en la valla. Si por el contrario no gana la subasta, espera a que comience una nueva. </text:span></text:p>
      <text:p text:style-name="P3"/>
      <text:p text:style-name="P3"><text:tab/>Si este cliente puja de forma automática <text:s/>podrá aceptar pujas hasta <text:span text:style-name="T45">que la oferta del subastador sea igual a un </text:span>límite <text:span text:style-name="T45">preestablecido</text:span>, alcanzado ese límite <text:span text:style-name="T45">no aceptará más ofertas</text:span>. Dicho límite no <text:span text:style-name="T45">se tiene en cuenta</text:span> si la puja es manual ya que el usuario es quien medirá cuánto puede aceptar.</text:p>
      <text:p text:style-name="P21"/>
      <text:p text:style-name="P20"><text:span text:style-name="T39">Diseño g</text:span>estor de valla:</text:p>
      <text:p text:style-name="P1"/>
      <text:p text:style-name="P24"><text:span text:style-name="T1"><text:tab/>Se ha decidido que el gestor de vallas sea el que </text:span><text:span text:style-name="T5">se encargue de</text:span><text:span text:style-name="T1"> determin</text:span><text:span text:style-name="T5">ar</text:span><text:span text:style-name="T1"> el tamaño de las vallas y la cantidad de las mismas, así como de lanzar tantos </text:span><text:span text:style-name="T6">hilos</text:span><text:span text:style-name="T1"> como vallas </text:span><text:span text:style-name="T9">se oferten</text:span><text:span text:style-name="T6">. </text:span><text:span text:style-name="T7">Con </text:span><text:span text:style-name="T9">la finalidad</text:span><text:span text:style-name="T7"> de encapsular código y facilitar la legibilidad del </text:span><text:span text:style-name="T9">mismo</text:span><text:span text:style-name="T7"> se hace uso de dos tipos abstractos de datos (TAD): </text:span><text:span text:style-name="T11">Anuncio</text:span><text:span text:style-name="T7"> y </text:span><text:span text:style-name="T11">Valla</text:span><text:span text:style-name="T7">. </text:span></text:p>
      <text:list xml:id="list2964598723" text:style-name="L1">
        <text:list-header>
          <text:p text:style-name="P28"/>
        </text:list-header>
        <text:list-item>
          <text:p text:style-name="P31"><text:span text:style-name="T11">Anuncio</text:span><text:span text:style-name="T7"> se encarga de almacenar la información necesaria para poder descargar la imagen y el tiempo que se va a mostrar dicha imagen. </text:span><text:span text:style-name="T9">Además consta de funciones que permiten consultar estos campos y modificarlos si es necesario</text:span><text:span text:style-name="T8">.</text:span></text:p>
        </text:list-item>
        <text:list-item>
          <text:p text:style-name="P31"><text:span text:style-name="T12">Valla</text:span><text:span text:style-name="T8"> encapsula los datos relativos a una valla publicitaria tales como el ú</text:span><text:span text:style-name="T10">ltimo anuncio que ha mostrado</text:span><text:span text:style-name="T8"> y </text:span><text:span text:style-name="T10">las</text:span><text:span text:style-name="T8"> dimensiones </text:span><text:span text:style-name="T10">de la valla. Así mismo cuenta con</text:span><text:span text:style-name="T8"> ciertas operaciones que permiten consultar </text:span><text:span text:style-name="T10">el</text:span><text:span text:style-name="T8"> tamaño y reemplazar el anuncio que se muestra.</text:span></text:p>
        </text:list-item>
      </text:list>
      <text:p text:style-name="P2"/>
      <text:p text:style-name="P2"><text:tab/>Ninguna de estas estructuras de datos garantiza la exclusión mutua en sus operaciones.</text:p>
      <text:p text:style-name="P6"/>
      <text:p text:style-name="P26"><text:span text:style-name="T4"><text:tab/>Cada </text:span><text:span text:style-name="T8">hilo </text:span><text:span text:style-name="T13">se encarga de abrir una ventana vacía y mientras </text:span><text:span text:style-name="T17">haya</text:span><text:span text:style-name="T13"> </text:span><text:span text:style-name="T17">anuncios esperando a ser mostrados </text:span><text:span text:style-name="T14">extrae </text:span><text:span text:style-name="T17">uno</text:span><text:span text:style-name="T14"> </text:span><text:span text:style-name="T16">de la cola (criterio FIFO) </text:span><text:span text:style-name="T17">compartida con el subastador</text:span><text:span text:style-name="T16">,</text:span><text:span text:style-name="T2"> </text:span><text:span text:style-name="T5">lo </text:span><text:span text:style-name="T3">descarga </text:span><text:span text:style-name="T5">y lo muestra en la ventana que le corresponde durante el tiempo que fue subastado. La extracción del anuncio puede suponer un problema de concurrencia que se ha decidido solventar con el uso de </text:span><text:span text:style-name="T6">un</text:span><text:span text:style-name="T5"> monitor </text:span><text:span text:style-name="T6">(</text:span><text:span text:style-name="T6"><text:reference-ref text:reference-format="text" text:ref-name="MonitorValla">mValla</text:reference-ref></text:span><text:span text:style-name="T6">)</text:span><text:span text:style-name="T5"> </text:span><text:span text:style-name="T14">. Una vez la imagen se ha mostrado </text:span><text:span text:style-name="T15">durante</text:span><text:span text:style-name="T14"> el tiempo </text:span><text:span text:style-name="T15">pactado </text:span><text:span text:style-name="T14">la ventana pasa a estar en negro a la espera de poder mostrar una nueva imagen. </text:span><text:span text:style-name="T17">Cuando no haya más elementos en espera la ventana se cerrará y el gestor habrá finalizado su ejecución.</text:span></text:p>
      <text:p text:style-name="P4"/>
      <text:p text:style-name="P19"/>
      <text:p text:style-name="P18">Diseño <text:reference-mark-start text:name="MonitorValla"/>mValla<text:reference-mark-end text:name="MonitorValla"/>:</text:p>
      <text:p text:style-name="P17"/>
      <text:p text:style-name="P10"><text:span text:style-name="T20">Se ha diseñado este monitor con el fin de garantizar la exclusión mutua para añadir y extraer elementos de </text:span><text:span text:style-name="T25">una cola que comparten el módulo subastador y el módulo gestor. También es el encargado de modificar el valor</text:span><text:span text:style-name="T20"> de los datos estadísticos </text:span><text:span text:style-name="T25">e históricos y asegurar que la consulta de los mismos supone conocer el valor en ese instante</text:span><text:span text:style-name="T20">, </text:span><text:span text:style-name="T22">de esta forma </text:span><text:span text:style-name="T25">se evitan </text:span><text:span text:style-name="T22">los problemas de concurrencia que pueden dar estas operaciones.</text:span><text:span text:style-name="T20"> </text:span><text:span text:style-name="T21">Dicho monitor deberá ser visible para el subastador, el gestor de vallas y el administrador ya que el subastador </text:span><text:span text:style-name="T26">encola</text:span><text:span text:style-name="T21"> los anuncios que hayan ganado la subasta; </text:span><text:span text:style-name="T26">e</text:span><text:span text:style-name="T21">l gestor de vallas </text:span><text:span text:style-name="T26">los </text:span><text:span text:style-name="T21">desencola </text:span><text:span text:style-name="T26">para</text:span><text:span text:style-name="T21"> mostrarlos en alguna de las vallas publicitarias; </text:span><text:span text:style-name="T26">mientras que</text:span><text:span text:style-name="T21"> el administrador necesitará acceder a los estad</text:span><text:span text:style-name="T22">ísticos </text:span><text:span text:style-name="T26">e históricos del sistema.</text:span></text:p>
      <text:p text:style-name="P29"><text:span text:style-name="T23">Además es necesario que se indique que no se van a encolar más anuncios dado que al desencolar, mientras exista la posibilidad de añadir más anuncios y la longitud de la cola sea 0 </text:span><text:span text:style-name="T24">esperará a que se añada algún elemento o bien se notifique que no se van a añadir más. </text:span><text:span text:style-name="T26">Sin esta notificación el sistema quedaría bloqueado en una espera infinita.</text:span></text:p>
      <text:p text:style-name="P29"><text:span text:style-name="T26"/></text:p>
      <text:p text:style-name="P32"><text:soft-page-break/><text:span text:style-name="T27">Diseño administrador:</text:span></text:p>
      <text:p text:style-name="P32"><text:span text:style-name="T26"/></text:p>
      <text:p text:style-name="P30"><text:span text:style-name="T27"><text:tab/></text:span><text:span text:style-name="T37">Genera los monitores que van a permitir al subastador y al gestor funcionar correctamente. Además se encarga de lanzar dos hilos uno que tiene asociado el proceso subastador y otro con el proceso gestor de vallas. Dado que los monitores se generan en este módulo, </text:span><text:span text:style-name="T44">administrador</text:span><text:span text:style-name="T37"> puede acceder a ellos y consultar o modificar el estado del gestor y de la subasta en exclusión lo que le permitirá cerrar los procesos ordenadamente. </text:span></text:p>
      <text:p text:style-name="P30"><text:span text:style-name="T37"/></text:p>
      <text:p text:style-name="P30"><text:span text:style-name="T37"><text:tab/>Además, quien ejecute </text:span><text:span text:style-name="T44">administrador</text:span><text:span text:style-name="T37">, con ayuda de un menú interactivo, podrá consultar el estado actual, el estado histórico o apagar el sistema. Este menú se mostrará por la salida estándar así como los resultados, mientras que la operación se leerá de la entrada estándar hasta que todos los hilos hayan finalizado su actividad.</text:span></text:p>
      <text:p text:style-name="P30"><text:span text:style-name="T37"/></text:p>
      <text:p text:style-name="P30"><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4T19:24:24.493269304</dc:date>
    <meta:editing-duration>PT1H2M2S</meta:editing-duration>
    <meta:editing-cycles>11</meta:editing-cycles>
    <meta:document-statistic meta:table-count="0" meta:image-count="0" meta:object-count="0" meta:page-count="4" meta:paragraph-count="51" meta:word-count="1822" meta:character-count="10731" meta:non-whitespace-character-count="8909"/>
  </office:meta>
</office:document-meta>
</file>